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61304f" officeooo:paragraph-rsid="0061304f"/>
    </style:style>
    <style:style style:name="P2" style:family="paragraph" style:parent-style-name="Text_20_body">
      <style:text-properties fo:font-weight="normal" officeooo:rsid="00d388ae" officeooo:paragraph-rsid="00d388ae" style:font-weight-asian="normal" style:font-weight-complex="normal"/>
    </style:style>
    <style:style style:name="P3" style:family="paragraph" style:parent-style-name="Text_20_body">
      <style:text-properties fo:font-weight="normal" officeooo:rsid="00d388ae" officeooo:paragraph-rsid="00d60e62" style:font-weight-asian="normal" style:font-weight-complex="normal"/>
    </style:style>
    <style:style style:name="P4" style:family="paragraph" style:parent-style-name="Text_20_body">
      <style:text-properties fo:font-weight="normal" officeooo:paragraph-rsid="00e1e2aa" style:font-weight-asian="normal" style:font-weight-complex="normal"/>
    </style:style>
    <style:style style:name="P5" style:family="paragraph" style:parent-style-name="Text_20_body">
      <style:text-properties fo:font-weight="normal" officeooo:rsid="00d97e9d" officeooo:paragraph-rsid="00e3176f" style:font-weight-asian="normal" style:font-weight-complex="normal"/>
    </style:style>
    <style:style style:name="P6" style:family="paragraph" style:parent-style-name="Text_20_body">
      <style:text-properties fo:font-weight="normal" officeooo:rsid="00d97e9d" officeooo:paragraph-rsid="00da8861" style:font-weight-asian="normal" style:font-weight-complex="normal"/>
    </style:style>
    <style:style style:name="P7" style:family="paragraph" style:parent-style-name="Text_20_body">
      <style:text-properties officeooo:rsid="00cf7fd2" officeooo:paragraph-rsid="00cf7fd2"/>
    </style:style>
    <style:style style:name="P8" style:family="paragraph" style:parent-style-name="Text_20_body">
      <style:text-properties fo:font-weight="bold" officeooo:rsid="00cf7fd2" officeooo:paragraph-rsid="00cf7fd2" style:font-weight-asian="bold" style:font-weight-complex="bold"/>
    </style:style>
    <style:style style:name="P9" style:family="paragraph" style:parent-style-name="Text_20_body">
      <style:text-properties fo:font-weight="bold" officeooo:rsid="00cf7fd2" officeooo:paragraph-rsid="00e1e2aa" style:font-weight-asian="bold" style:font-weight-complex="bold"/>
    </style:style>
    <style:style style:name="P10" style:family="paragraph" style:parent-style-name="Text_20_body">
      <style:text-properties fo:font-weight="bold" officeooo:rsid="00d97e9d" officeooo:paragraph-rsid="00d97e9d" style:font-weight-asian="bold" style:font-weight-complex="bold"/>
    </style:style>
    <style:style style:name="P11" style:family="paragraph" style:parent-style-name="Text_20_body">
      <style:text-properties fo:font-weight="bold" officeooo:rsid="00d97e9d" officeooo:paragraph-rsid="00e3176f" style:font-weight-asian="bold" style:font-weight-complex="bold"/>
    </style:style>
    <style:style style:name="P12" style:family="paragraph" style:parent-style-name="Text_20_body">
      <style:text-properties fo:font-weight="bold" officeooo:paragraph-rsid="00e1e2aa" style:font-weight-asian="bold" style:font-weight-complex="bold"/>
    </style:style>
    <style:style style:name="P13" style:family="paragraph" style:parent-style-name="Text_20_body">
      <style:text-properties fo:font-weight="bold" officeooo:rsid="00ea80c3" officeooo:paragraph-rsid="00ea80c3" style:font-weight-asian="bold" style:font-weight-complex="bold"/>
    </style:style>
    <style:style style:name="P14" style:family="paragraph" style:parent-style-name="Text_20_body">
      <style:text-properties officeooo:rsid="00d0af0a" officeooo:paragraph-rsid="00d0af0a"/>
    </style:style>
    <style:style style:name="P15" style:family="paragraph" style:parent-style-name="Text_20_body">
      <style:text-properties officeooo:rsid="00d0af0a" officeooo:paragraph-rsid="00d388ae"/>
    </style:style>
    <style:style style:name="P16" style:family="paragraph" style:parent-style-name="Text_20_body">
      <style:text-properties officeooo:rsid="00d0af0a" officeooo:paragraph-rsid="00d1ec57"/>
    </style:style>
    <style:style style:name="P17" style:family="paragraph" style:parent-style-name="Text_20_body">
      <style:text-properties officeooo:rsid="00d388ae" officeooo:paragraph-rsid="00d388ae"/>
    </style:style>
    <style:style style:name="P18" style:family="paragraph" style:parent-style-name="Text_20_body">
      <style:text-properties officeooo:paragraph-rsid="00d558ba"/>
    </style:style>
    <style:style style:name="P19" style:family="paragraph" style:parent-style-name="Text_20_body">
      <style:text-properties fo:font-style="normal" fo:font-weight="normal" officeooo:rsid="00d388ae" officeooo:paragraph-rsid="00d60e62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d388ae" officeooo:paragraph-rsid="00d97e9d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d388ae" officeooo:paragraph-rsid="00e7a3f1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bold" officeooo:rsid="00dfe3ae" officeooo:paragraph-rsid="00dfe3ae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italic" fo:font-weight="normal" officeooo:rsid="00dfe3ae" officeooo:paragraph-rsid="00dfe3ae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00dfe3ae" officeooo:paragraph-rsid="00e7a3f1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fo:font-weight="normal" officeooo:rsid="00d97e9d" officeooo:paragraph-rsid="00e3176f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paragraph-rsid="00e3176f"/>
    </style:style>
    <style:style style:name="P27" style:family="paragraph" style:parent-style-name="Text_20_body">
      <style:text-properties officeooo:paragraph-rsid="00e72302"/>
    </style:style>
    <style:style style:name="P28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bold" officeooo:rsid="00ea80c3" officeooo:paragraph-rsid="00ea80c3" style:font-weight-asian="bold" style:font-weight-complex="bold"/>
    </style:style>
    <style:style style:name="P29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bold" officeooo:rsid="00ee4695" officeooo:paragraph-rsid="00ee4695" style:font-weight-asian="bold" style:font-weight-complex="bold"/>
    </style:style>
    <style:style style:name="P30" style:family="paragraph" style:parent-style-name="Code" style:list-style-name="L9">
      <style:text-properties officeooo:rsid="00f067f5" officeooo:paragraph-rsid="00f067f5"/>
    </style:style>
    <style:style style:name="P31" style:family="paragraph" style:parent-style-name="Code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32" style:family="paragraph" style:parent-style-name="Code">
      <style:paragraph-properties fo:margin-left="1.251cm" fo:margin-right="0cm" fo:text-indent="0cm" style:auto-text-indent="false"/>
      <style:text-properties fo:font-weight="bold" officeooo:paragraph-rsid="00f067f5" style:font-weight-asian="bold" style:font-weight-complex="bold"/>
    </style:style>
    <style:style style:name="P33" style:family="paragraph" style:parent-style-name="Heading_20_1">
      <style:text-properties officeooo:rsid="0061304f" officeooo:paragraph-rsid="0061304f"/>
    </style:style>
    <style:style style:name="P34" style:family="paragraph" style:parent-style-name="Heading_20_1">
      <style:text-properties officeooo:paragraph-rsid="00cf7fd2"/>
    </style:style>
    <style:style style:name="P35" style:family="paragraph" style:parent-style-name="Heading_20_1">
      <style:text-properties officeooo:rsid="00d558ba" officeooo:paragraph-rsid="00d558ba"/>
    </style:style>
    <style:style style:name="P36" style:family="paragraph" style:parent-style-name="Heading_20_1">
      <style:text-properties officeooo:rsid="00d97e9d" officeooo:paragraph-rsid="00d97e9d"/>
    </style:style>
    <style:style style:name="P37" style:family="paragraph" style:parent-style-name="Heading_20_1">
      <style:text-properties officeooo:rsid="00d97e9d" officeooo:paragraph-rsid="00e3176f"/>
    </style:style>
    <style:style style:name="P38" style:family="paragraph" style:parent-style-name="Heading_20_1">
      <style:text-properties officeooo:rsid="00e3176f" officeooo:paragraph-rsid="00e3176f"/>
    </style:style>
    <style:style style:name="P39" style:family="paragraph" style:parent-style-name="Heading_20_1">
      <style:text-properties officeooo:rsid="00e72302" officeooo:paragraph-rsid="00e72302"/>
    </style:style>
    <style:style style:name="P40" style:family="paragraph" style:parent-style-name="Heading_20_1">
      <style:text-properties officeooo:rsid="00eb7a67" officeooo:paragraph-rsid="00eb7a67"/>
    </style:style>
    <style:style style:name="P41" style:family="paragraph" style:parent-style-name="Heading_20_2">
      <style:text-properties officeooo:rsid="00cf7fd2" officeooo:paragraph-rsid="00cf7fd2"/>
    </style:style>
    <style:style style:name="P42" style:family="paragraph" style:parent-style-name="Heading_20_2">
      <style:text-properties officeooo:rsid="00d558ba" officeooo:paragraph-rsid="00d558ba"/>
    </style:style>
    <style:style style:name="P43" style:family="paragraph" style:parent-style-name="Heading_20_2">
      <style:text-properties fo:font-weight="bold" style:font-weight-asian="bold" style:font-weight-complex="bold"/>
    </style:style>
    <style:style style:name="P44" style:family="paragraph" style:parent-style-name="Heading_20_2">
      <style:text-properties officeooo:rsid="00e3176f" officeooo:paragraph-rsid="00e3176f"/>
    </style:style>
    <style:style style:name="P45" style:family="paragraph" style:parent-style-name="Heading_20_2">
      <style:text-properties officeooo:rsid="00e72302" officeooo:paragraph-rsid="00e72302"/>
    </style:style>
    <style:style style:name="P46" style:family="paragraph" style:parent-style-name="Heading_20_2">
      <style:text-properties officeooo:paragraph-rsid="00d97e9d"/>
    </style:style>
    <style:style style:name="P47" style:family="paragraph" style:parent-style-name="Heading_20_2">
      <style:text-properties officeooo:paragraph-rsid="00f067f5"/>
    </style:style>
    <style:style style:name="P48" style:family="paragraph" style:parent-style-name="Title">
      <style:text-properties style:text-underline-style="solid" style:text-underline-width="auto" style:text-underline-color="font-color" officeooo:rsid="00cf7fd2" officeooo:paragraph-rsid="00cf7fd2"/>
    </style:style>
    <style:style style:name="P49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bold" officeooo:rsid="00ee8c12" officeooo:paragraph-rsid="00ee8c12" style:font-weight-asian="bold" style:font-weight-complex="bold"/>
    </style:style>
    <style:style style:name="P50" style:family="paragraph" style:parent-style-name="Text_20_body" style:list-style-name="L1">
      <style:text-properties officeooo:rsid="00e8df4b" officeooo:paragraph-rsid="00e8df4b"/>
    </style:style>
    <style:style style:name="P51" style:family="paragraph" style:parent-style-name="Text_20_body">
      <style:text-properties fo:font-weight="bold" officeooo:rsid="00cf7fd2" officeooo:paragraph-rsid="00e1e2aa" style:font-weight-asian="bold" style:font-weight-complex="bold"/>
    </style:style>
    <style:style style:name="P52" style:family="paragraph" style:parent-style-name="Text_20_body">
      <style:text-properties fo:font-weight="bold" officeooo:rsid="00d558ba" officeooo:paragraph-rsid="00d558ba" style:font-weight-asian="bold" style:font-weight-complex="bold"/>
    </style:style>
    <style:style style:name="P53" style:family="paragraph" style:parent-style-name="Text_20_body">
      <style:text-properties fo:font-weight="bold" officeooo:rsid="00d60e62" officeooo:paragraph-rsid="00d388ae" style:font-weight-asian="bold" style:font-weight-complex="bold"/>
    </style:style>
    <style:style style:name="P54" style:family="paragraph" style:parent-style-name="Text_20_body">
      <style:text-properties fo:font-weight="bold" officeooo:rsid="00e72302" officeooo:paragraph-rsid="00e72302" style:font-weight-asian="bold" style:font-weight-complex="bold"/>
    </style:style>
    <style:style style:name="P55" style:family="paragraph" style:parent-style-name="Text_20_body" style:list-style-name="L9">
      <style:text-properties fo:font-weight="bold" officeooo:rsid="00f20582" officeooo:paragraph-rsid="00f20582" style:font-weight-asian="bold" style:font-weight-complex="bold"/>
    </style:style>
    <style:style style:name="P56" style:family="paragraph" style:parent-style-name="Text_20_body" style:list-style-name="L9">
      <style:text-properties fo:font-weight="bold" officeooo:rsid="00f3b540" officeooo:paragraph-rsid="00f3b540" style:font-weight-asian="bold" style:font-weight-complex="bold"/>
    </style:style>
    <style:style style:name="P57" style:family="paragraph" style:parent-style-name="Text_20_body" style:list-style-name="L2">
      <style:text-properties fo:font-weight="normal" officeooo:rsid="00d5a663" officeooo:paragraph-rsid="00d5a663" style:font-weight-asian="normal" style:font-weight-complex="normal"/>
    </style:style>
    <style:style style:name="P58" style:family="paragraph" style:parent-style-name="Text_20_body" style:list-style-name="L9">
      <style:text-properties fo:font-weight="normal" officeooo:rsid="00f3b540" officeooo:paragraph-rsid="00f3b540" style:font-weight-asian="normal" style:font-weight-complex="normal"/>
    </style:style>
    <style:style style:name="P59" style:family="paragraph" style:parent-style-name="Text_20_body" style:list-style-name="L3">
      <style:text-properties officeooo:rsid="00d0af0a" officeooo:paragraph-rsid="00d0af0a"/>
    </style:style>
    <style:style style:name="P60" style:family="paragraph" style:parent-style-name="Text_20_body" style:list-style-name="L3">
      <style:text-properties officeooo:rsid="00d0af0a" officeooo:paragraph-rsid="00d388ae"/>
    </style:style>
    <style:style style:name="P61" style:family="paragraph" style:parent-style-name="Text_20_body" style:list-style-name="L4">
      <style:text-properties officeooo:paragraph-rsid="00d97e9d"/>
    </style:style>
    <style:style style:name="P62" style:family="paragraph" style:parent-style-name="Text_20_body">
      <style:text-properties fo:font-style="italic" fo:font-weight="normal" officeooo:rsid="00da8861" officeooo:paragraph-rsid="00dd0120" style:font-style-asian="italic" style:font-weight-asian="normal" style:font-style-complex="italic" style:font-weight-complex="normal"/>
    </style:style>
    <style:style style:name="P63" style:family="paragraph" style:parent-style-name="Text_20_body">
      <style:text-properties fo:font-style="italic" fo:font-weight="normal" officeooo:rsid="00da8861" officeooo:paragraph-rsid="00e3176f" style:font-style-asian="italic" style:font-weight-asian="normal" style:font-style-complex="italic" style:font-weight-complex="normal"/>
    </style:style>
    <style:style style:name="P64" style:family="paragraph" style:parent-style-name="Text_20_body" style:list-style-name="L5">
      <style:text-properties fo:font-style="normal" fo:font-weight="normal" officeooo:rsid="00dd0120" officeooo:paragraph-rsid="00dd0120" style:font-style-asian="normal" style:font-weight-asian="normal" style:font-style-complex="normal" style:font-weight-complex="normal"/>
    </style:style>
    <style:style style:name="P65" style:family="paragraph" style:parent-style-name="Text_20_body" style:list-style-name="L6">
      <style:text-properties fo:font-style="normal" fo:font-weight="normal" officeooo:rsid="00dfe3ae" officeooo:paragraph-rsid="00dfe3ae" style:font-style-asian="normal" style:font-weight-asian="normal" style:font-style-complex="normal" style:font-weight-complex="normal"/>
    </style:style>
    <style:style style:name="P66" style:family="paragraph" style:parent-style-name="Text_20_body" style:list-style-name="L7">
      <style:text-properties fo:font-style="normal" fo:font-weight="normal" officeooo:rsid="00e4032b" officeooo:paragraph-rsid="00e4032b" style:font-style-asian="normal" style:font-weight-asian="normal" style:font-style-complex="normal" style:font-weight-complex="normal"/>
    </style:style>
    <style:style style:name="P67" style:family="paragraph" style:parent-style-name="Text_20_body" style:list-style-name="L8">
      <style:text-properties officeooo:rsid="00d00349" officeooo:paragraph-rsid="00d97e9d"/>
    </style:style>
    <style:style style:name="P68" style:family="paragraph" style:parent-style-name="Text_20_body">
      <style:text-properties officeooo:paragraph-rsid="00eb7a67"/>
    </style:style>
    <style:style style:name="P69" style:family="paragraph" style:parent-style-name="Text_20_body" style:list-style-name="L9">
      <style:text-properties officeooo:rsid="00f067f5" officeooo:paragraph-rsid="00f067f5"/>
    </style:style>
    <style:style style:name="P70" style:family="paragraph" style:parent-style-name="Text_20_body" style:list-style-name="L9">
      <style:text-properties officeooo:rsid="00f20582" officeooo:paragraph-rsid="00f205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1ec57" style:font-weight-asian="bold" style:font-weight-complex="bold"/>
    </style:style>
    <style:style style:name="T3" style:family="text">
      <style:text-properties fo:font-weight="bold" officeooo:rsid="00d388ae" style:font-weight-asian="bold" style:font-weight-complex="bold"/>
    </style:style>
    <style:style style:name="T4" style:family="text">
      <style:text-properties fo:font-weight="bold" officeooo:rsid="00d558ba" style:font-weight-asian="bold" style:font-weight-complex="bold"/>
    </style:style>
    <style:style style:name="T5" style:family="text">
      <style:text-properties fo:font-weight="bold" officeooo:rsid="00d60e62" style:font-weight-asian="bold" style:font-weight-complex="bold"/>
    </style:style>
    <style:style style:name="T6" style:family="text">
      <style:text-properties fo:font-weight="bold" officeooo:rsid="00d7b666" style:font-weight-asian="bold" style:font-weight-complex="bold"/>
    </style:style>
    <style:style style:name="T7" style:family="text">
      <style:text-properties fo:font-weight="bold" officeooo:rsid="00e3176f" style:font-weight-asian="bold" style:font-weight-complex="bold"/>
    </style:style>
    <style:style style:name="T8" style:family="text">
      <style:text-properties fo:font-weight="bold" officeooo:rsid="00e72302" style:font-weight-asian="bold" style:font-weight-complex="bold"/>
    </style:style>
    <style:style style:name="T9" style:family="text">
      <style:text-properties fo:font-weight="bold" officeooo:rsid="00eb7a67" style:font-weight-asian="bold" style:font-weight-complex="bold"/>
    </style:style>
    <style:style style:name="T10" style:family="text">
      <style:text-properties fo:font-weight="bold" officeooo:rsid="00ec1c89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d60e62" style:font-style-asian="italic" style:font-style-complex="italic"/>
    </style:style>
    <style:style style:name="T13" style:family="text">
      <style:text-properties fo:font-style="italic" officeooo:rsid="00d7b666" style:font-style-asian="italic" style:font-style-complex="italic"/>
    </style:style>
    <style:style style:name="T14" style:family="text">
      <style:text-properties fo:font-style="italic" officeooo:rsid="00da8861" style:font-style-asian="italic" style:font-style-complex="italic"/>
    </style:style>
    <style:style style:name="T15" style:family="text">
      <style:text-properties fo:font-style="italic" officeooo:rsid="00cf7fd2" style:font-style-asian="italic" style:font-style-complex="italic"/>
    </style:style>
    <style:style style:name="T16" style:family="text">
      <style:text-properties fo:font-style="italic" officeooo:rsid="00e3176f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1e2a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d1ec57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d388ae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d558ba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d97e9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da8861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e72302" style:font-style-asian="italic" style:font-weight-asian="normal" style:font-style-complex="italic" style:font-weight-complex="normal"/>
    </style:style>
    <style:style style:name="T25" style:family="text">
      <style:text-properties officeooo:rsid="00cf7fd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d1ec57" style:font-weight-asian="normal" style:font-weight-complex="normal"/>
    </style:style>
    <style:style style:name="T28" style:family="text">
      <style:text-properties officeooo:rsid="00d1ec57"/>
    </style:style>
    <style:style style:name="T29" style:family="text">
      <style:text-properties officeooo:rsid="00d375ac"/>
    </style:style>
    <style:style style:name="T30" style:family="text">
      <style:text-properties officeooo:rsid="00d388ae"/>
    </style:style>
    <style:style style:name="T31" style:family="text">
      <style:text-properties officeooo:rsid="00d558ba"/>
    </style:style>
    <style:style style:name="T32" style:family="text">
      <style:text-properties officeooo:rsid="00d60e62"/>
    </style:style>
    <style:style style:name="T33" style:family="text">
      <style:text-properties officeooo:rsid="00d7b666"/>
    </style:style>
    <style:style style:name="T34" style:family="text">
      <style:text-properties fo:font-style="normal" officeooo:rsid="00e1e2aa" style:font-style-asian="normal" style:font-style-complex="normal"/>
    </style:style>
    <style:style style:name="T35" style:family="text">
      <style:text-properties fo:font-style="normal" officeooo:rsid="00e3176f" style:font-style-asian="normal" style:font-style-complex="normal"/>
    </style:style>
    <style:style style:name="T36" style:family="text">
      <style:text-properties fo:font-style="normal" officeooo:rsid="00f067f5" style:font-style-asian="normal" style:font-style-complex="normal"/>
    </style:style>
    <style:style style:name="T37" style:family="text">
      <style:text-properties fo:font-style="normal" fo:font-weight="normal" officeooo:rsid="00d7b66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d97e9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officeooo:rsid="00e7a3f1" style:font-style-asian="normal" style:font-weight-asian="bold" style:font-style-complex="normal" style:font-weight-complex="bold"/>
    </style:style>
    <style:style style:name="T40" style:family="text">
      <style:text-properties officeooo:rsid="00da8861"/>
    </style:style>
    <style:style style:name="T41" style:family="text">
      <style:text-properties officeooo:rsid="00deeefe"/>
    </style:style>
    <style:style style:name="T42" style:family="text">
      <style:text-properties officeooo:rsid="00e1e2aa"/>
    </style:style>
    <style:style style:name="T43" style:family="text">
      <style:text-properties officeooo:rsid="00e72302"/>
    </style:style>
    <style:style style:name="T44" style:family="text">
      <style:text-properties officeooo:rsid="00e7a3f1"/>
    </style:style>
    <style:style style:name="T45" style:family="text">
      <style:text-properties officeooo:rsid="00ea80c3"/>
    </style:style>
    <style:style style:name="T46" style:family="text">
      <style:text-properties officeooo:rsid="00ecf0d2"/>
    </style:style>
    <style:style style:name="T47" style:family="text">
      <style:text-properties officeooo:rsid="00f205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JS-<text:span text:style-name="T25">friendly dbs: Redis, PostgreSQL</text:span></text:p>
      <text:h text:style-name="P33" text:outline-level="1">Definitions</text:h>
      <text:p text:style-name="P29">Master:</text:p>
      <text:p text:style-name="P13">Slave:</text:p>
      <text:p text:style-name="P29">Replication:</text:p>
      <text:p text:style-name="P28"><text:span text:style-name="T46">M</text:span>aster-slave replication:</text:p>
      <text:p text:style-name="P29">Replication tree:</text:p>
      <text:p text:style-name="P49">Clustering </text:p>
      <text:p text:style-name="P48">Redis</text:p>
      <text:h text:style-name="P34" text:outline-level="1">Redis <text:span text:style-name="T29">basic commands</text:span></text:h>
      <text:h text:style-name="P41" text:outline-level="2">SET</text:h>
      <text:p text:style-name="P8"><text:tab/>SET somekey “someValue”</text:p>
      <text:p text:style-name="P8"><text:tab/>SET somekey:somesubkey “some other value”</text:p>
      <text:h text:style-name="Heading_20_2" text:outline-level="2">SETNX</text:h>
      <text:list xml:id="list5087518121444973869" text:style-name="L1">
        <text:list-item>
          <text:p text:style-name="P50">Set a value only if it doesn't exist – otherwise it's identical to SET</text:p>
        </text:list-item>
      </text:list>
      <text:h text:style-name="Heading_20_2" text:outline-level="2">GET</text:h>
      <text:p text:style-name="P8"><text:tab/>GET somekey</text:p>
      <text:p text:style-name="P7"><text:span text:style-name="T1"><text:tab/><text:tab/></text:span><text:span text:style-name="T17">--&gt; “someValue”</text:span><text:span text:style-name="T26"> <text:tab/> [[ assuming your did the SET actions in the last section ]]</text:span></text:p>
      <text:h text:style-name="Heading_20_2" text:outline-level="2">DEL</text:h>
      <text:p text:style-name="P9"><text:tab/>SET somekey “someValue”</text:p>
      <text:p text:style-name="P9"><text:tab/>GET somekey</text:p>
      <text:p text:style-name="P4"><text:span text:style-name="T25"><text:tab/><text:tab/></text:span><text:span text:style-name="T15">--&gt; “someValue”</text:span></text:p>
      <text:p text:style-name="P12"><text:tab/><text:span text:style-name="T42">DEL somekey</text:span></text:p>
      <text:p text:style-name="P12"><text:tab/><text:tab/><text:span text:style-name="T17">--</text:span><text:span text:style-name="T18">&gt; (integer) 0</text:span></text:p>
      <text:p text:style-name="P12"><text:span text:style-name="T18"><text:tab/></text:span><text:span text:style-name="T34">GET somekey</text:span></text:p>
      <text:p text:style-name="P12"><text:tab/><text:tab/><text:span text:style-name="T17">--</text:span><text:span text:style-name="T18">&gt; (nil)</text:span></text:p>
      <text:h text:style-name="P35" text:outline-level="1">String commands</text:h>
      <text:h text:style-name="P42" text:outline-level="2">GETRANGE</text:h>
      <text:p text:style-name="P18"><text:tab/><text:span text:style-name="T4">SET somekey "meeka says this string is really long"</text:span></text:p>
      <text:p text:style-name="P52"><text:tab/>GETRANGE somekey 0 4</text:p>
      <text:p text:style-name="P18"><text:span text:style-name="T4"><text:tab/><text:tab/></text:span><text:span text:style-name="T21">--&gt; “meeka”</text:span><text:span text:style-name="T4"> </text:span></text:p>
      <text:list xml:id="list916527453258923396" text:style-name="L2">
        <text:list-item>
          <text:p text:style-name="P57"><text:soft-page-break/><text:span text:style-name="T31">G</text:span>ets a substring of a string stored at given key</text:p>
        </text:list-item>
      </text:list>
      <text:h text:style-name="Heading_20_1" text:outline-level="1">Number <text:span text:style-name="T30">commands</text:span></text:h>
      <text:h text:style-name="Heading_20_2" text:outline-level="2">INCR</text:h>
      <text:p text:style-name="P14"><text:tab/><text:span text:style-name="T2">SET somekey 4</text:span></text:p>
      <text:p text:style-name="P14"><text:tab/><text:span text:style-name="T2">INCR somekey</text:span></text:p>
      <text:p text:style-name="P16"><text:span text:style-name="T2"><text:tab/> <text:s text:c="2"/></text:span><text:span text:style-name="T27">--&gt; </text:span><text:span text:style-name="T19">(integer) </text:span><text:span text:style-name="T20">5</text:span></text:p>
      <text:list xml:id="list7784877127992952234" text:style-name="L3">
        <text:list-item>
          <text:p text:style-name="P59">Up<text:span text:style-name="T28">s</text:span> an integer in the db by 1</text:p>
        </text:list-item>
      </text:list>
      <text:h text:style-name="Heading_20_2" text:outline-level="2">DECR</text:h>
      <text:p text:style-name="P15"><text:tab/><text:span text:style-name="T2">SET somekey 4</text:span></text:p>
      <text:p text:style-name="P15"><text:tab/><text:span text:style-name="T3">DECR</text:span><text:span text:style-name="T30"> </text:span><text:span text:style-name="T2">somekey</text:span></text:p>
      <text:p text:style-name="P15"><text:span text:style-name="T2"><text:tab/> <text:s text:c="2"/></text:span><text:span text:style-name="T27">--&gt; </text:span><text:span text:style-name="T19">(integer) </text:span><text:span text:style-name="T20">3</text:span></text:p>
      <text:list xml:id="list210217510748214" text:continue-numbering="true" text:style-name="L3">
        <text:list-item>
          <text:p text:style-name="P60"><text:span text:style-name="T30">Lowers </text:span>an integer in the db by 1</text:p>
        </text:list-item>
      </text:list>
      <text:h text:style-name="Heading_20_1" text:outline-level="1">Hashes</text:h>
      <text:p text:style-name="P17"><text:tab/><text:span text:style-name="T1">HSET </text:span><text:span text:style-name="T5">meeka animal dog</text:span></text:p>
      <text:p text:style-name="P53"><text:tab/>HSET meeka colour black</text:p>
      <text:p text:style-name="P53"><text:tab/>HGET meeka animal</text:p>
      <text:p text:style-name="P2"><text:span text:style-name="T32"><text:tab/></text:span><text:span text:style-name="T12"><text:tab/>--&gt; dog</text:span></text:p>
      <text:p text:style-name="P53"><text:tab/>HGET meeka colour</text:p>
      <text:p text:style-name="P3"><text:span text:style-name="T32"><text:tab/></text:span><text:span text:style-name="T12"><text:tab/>--&gt; black</text:span></text:p>
      <text:p text:style-name="P19"><text:tab/><text:span text:style-name="T6">HGET meeka:colour</text:span></text:p>
      <text:p text:style-name="P20"><text:span text:style-name="T6"><text:tab/><text:tab/></text:span><text:span text:style-name="T12">--&gt; </text:span><text:span text:style-name="T13">(nil)<text:tab/><text:tab/><text:tab/></text:span></text:p>
      <text:list xml:id="list6189652358158196943" text:style-name="L4">
        <text:list-item>
          <text:p text:style-name="P61"><text:span text:style-name="T37">Why? Because manipulating multiple fields (e.g. animal, colour) of a key (meeka) in a hash data structure is not the same as </text:span><text:span text:style-name="T38">manipulating strings with colons used to simulate a key that has multiple fields. Each technique creates different objects in the DB.</text:span></text:p>
        </text:list-item>
      </text:list>
      <text:h text:style-name="P36" text:outline-level="1">Search commands</text:h>
      <text:h text:style-name="Heading_20_2" text:outline-level="2">KEYS</text:h>
      <text:p text:style-name="P10"><text:tab/>KEYS *</text:p>
      <text:p text:style-name="P6"><text:tab/><text:tab/><text:span text:style-name="T11">--&gt;</text:span><text:span text:style-name="T14"> <text:tab/>1) "somekey" </text:span></text:p>
      <text:p text:style-name="P6"><text:span text:style-name="T14"><text:tab/><text:tab/><text:tab/> <text:tab/>2) <text:s/></text:span><text:span text:style-name="T15">somekey:somesubkey</text:span></text:p>
      <text:p text:style-name="P62"><text:tab/><text:tab/><text:tab/> <text:tab/>3) "meeka" </text:p>
      <text:list xml:id="list1489196916372371856" text:style-name="L5">
        <text:list-item>
          <text:p text:style-name="P64"><text:span text:style-name="T40">O</text:span>utput all keys <text:span text:style-name="T41">in the database </text:span>matching a given pattern</text:p>
        </text:list-item>
      </text:list>
      <text:h text:style-name="P43" text:outline-level="2">EXISTS</text:h>
      <text:p text:style-name="P22"><text:tab/>SET meeka:noise “bark”</text:p>
      <text:p text:style-name="P22"><text:tab/>EXISTS<text:tab/>meeka:noise</text:p>
      <text:p text:style-name="P23"><text:tab/><text:tab/>--&gt; (integer) 1</text:p>
      <text:p text:style-name="P22"><text:tab/>EXISTS<text:tab/>meeka:anothernoise</text:p>
      <text:p text:style-name="P23"><text:tab/><text:tab/>--&gt; (integer) 0</text:p>
      <text:list xml:id="list3172411390973054399" text:style-name="L6">
        <text:list-item>
          <text:p text:style-name="P65">Outputs 1 if the key exists, and 0 if it doesn't </text:p>
        </text:list-item>
      </text:list>
      <text:h text:style-name="P38" text:outline-level="1"><text:soft-page-break/>Multiple databases</text:h>
      <text:h text:style-name="P44" text:outline-level="2">SELECT</text:h>
      <text:p text:style-name="P26"><text:tab/><text:span text:style-name="T7">KEYS *</text:span></text:p>
      <text:p text:style-name="P5"><text:tab/><text:tab/><text:span text:style-name="T11">--&gt;</text:span><text:span text:style-name="T14"> <text:tab/>1) "somekey" </text:span></text:p>
      <text:p text:style-name="P5"><text:span text:style-name="T14"><text:tab/><text:tab/><text:tab/> <text:tab/>2) <text:s/></text:span><text:span text:style-name="T15">somekey:somesubkey</text:span></text:p>
      <text:p text:style-name="P63"><text:tab/><text:tab/><text:tab/> <text:tab/>3) "meeka" </text:p>
      <text:p text:style-name="P11"><text:span text:style-name="T14"><text:tab/></text:span><text:span text:style-name="T35">SELECT 1</text:span></text:p>
      <text:p text:style-name="P5"><text:tab/><text:tab/><text:span text:style-name="T11">--&gt;</text:span><text:span text:style-name="T14"> <text:tab/></text:span><text:span text:style-name="T16">OK</text:span></text:p>
      <text:p text:style-name="P26"><text:tab/><text:span text:style-name="T7">KEYS *</text:span></text:p>
      <text:p text:style-name="P25"><text:tab/><text:tab/>--&gt;<text:span text:style-name="T40"> <text:tab/>(empty list or set)</text:span></text:p>
      <text:list xml:id="list270369507538530747" text:style-name="L7">
        <text:list-item>
          <text:p text:style-name="P66"><text:span text:style-name="T40">S</text:span>witches data<text:span text:style-name="T45">base to the one </text:span></text:p>
        </text:list-item>
      </text:list>
      <text:h text:style-name="P39" text:outline-level="1">Expiration</text:h>
      <text:h text:style-name="P45" text:outline-level="2">EXPIRE</text:h>
      <text:p text:style-name="P27"><text:span text:style-name="T1"><text:tab/></text:span><text:span text:style-name="T8">SET foo "bar"</text:span></text:p>
      <text:p text:style-name="P54"><text:tab/>GET foo</text:p>
      <text:p text:style-name="P27"><text:span text:style-name="T8"><text:tab/><text:tab/> </text:span><text:span text:style-name="T22">--&gt;</text:span><text:span text:style-name="T23"> <text:tab/>“</text:span><text:span text:style-name="T24">bar”</text:span></text:p>
      <text:p text:style-name="P27"><text:span text:style-name="T24"><text:tab/></text:span><text:span text:style-name="T39">EXPIRE foo 20</text:span></text:p>
      <text:p text:style-name="P24"><text:span text:style-name="T39"><text:tab/><text:tab/></text:span><text:span text:style-name="T44">--&gt; (integer) 1</text:span></text:p>
      <text:p text:style-name="P24"><text:tab/><text:tab/><text:span text:style-name="T1"><text:tab/></text:span><text:span text:style-name="T44">[[[ <text:s/>20 seconds later... <text:s/>]]]</text:span></text:p>
      <text:p text:style-name="P24"><text:tab/><text:span text:style-name="T39">GET foo</text:span></text:p>
      <text:p text:style-name="P21"><text:span text:style-name="T33"><text:tab/><text:tab/></text:span><text:span text:style-name="T12">--&gt; </text:span><text:span text:style-name="T13">(nil)</text:span></text:p>
      <text:h text:style-name="P37" text:outline-level="1"><text:span text:style-name="T43">I</text:span>nformational <text:span text:style-name="T31">commands</text:span></text:h>
      <text:h text:style-name="P46" text:outline-level="2">INFO</text:h>
      <text:list xml:id="list2361565879210144648" text:style-name="L8">
        <text:list-item>
          <text:p text:style-name="P67">Outputs very useful info, and lots of it</text:p>
        </text:list-item>
      </text:list>
      <text:p text:style-name="Title">Node-redis</text:p>
      <text:h text:style-name="P40" text:outline-level="1">Installation</text:h>
      <text:p text:style-name="P68"><text:tab/><text:span text:style-name="T9">npm install --save redis </text:span><text:span text:style-name="T10">hiredis</text:span></text:p>
      <text:h text:style-name="Heading_20_1" text:outline-level="1">Connecting</text:h>
      <text:p text:style-name="P31">var redis = require('redis');</text:p>
      <text:p text:style-name="P32"/>
      <text:h text:style-name="P47" text:outline-level="2"><text:span text:style-name="T36">var client = </text:span>redis.createClient(PORT, 'IP', <text:span text:style-name="T47">OPTIONS_OBJ</text:span>);</text:h>
      <text:list xml:id="list6207612087198884290" text:style-name="L9">
        <text:list-item>
          <text:p text:style-name="P70">OPTIONS_OBJ properties:</text:p>
          <text:list>
            <text:list-item>
              <text:p text:style-name="P55">parser</text:p>
              <text:list>
                <text:list-item>
                  <text:p text:style-name="P55"><text:span text:style-name="T26">default: </text:span>hiredis<text:span text:style-name="T26"> if hiredis installed</text:span></text:p>
                </text:list-item>
                <text:list-item>
                  <text:p text:style-name="P55"><text:soft-page-break/><text:span text:style-name="T26"/></text:p>
                </text:list-item>
              </text:list>
            </text:list-item>
            <text:list-item>
              <text:p text:style-name="P56">no_ready_check</text:p>
              <text:list>
                <text:list-item>
                  <text:p text:style-name="P58">if true, client won't check for “ready for more commands!” msg from Redis – it will just send commands without asking</text:p>
                </text:list-item>
              </text:list>
            </text:list-item>
          </text:list>
        </text:list-item>
        <text:list-item>
          <text:p text:style-name="P69">Example:</text:p>
          <text:list>
            <text:list-header>
              <text:p text:style-name="P30">var client = redis.createClient(9999, '127.0.0.1', { no_ready_check: true });</text:p>
            </text:list-header>
            <text:list-item>
              <text:p text:style-name="P30"><text:span text:style-name="T2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1.588cm" fo:margin-right="1.61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8-20T21:02:17.400450025</dc:date>
    <dc:creator>andfaulkner </dc:creator>
    <meta:editing-duration>P3DT56M54S</meta:editing-duration>
    <meta:editing-cycles>195</meta:editing-cycles>
    <meta:generator>LibreOffice/4.2.8.2$Linux_X86_64 LibreOffice_project/420m0$Build-2</meta:generator>
    <meta:document-statistic meta:table-count="0" meta:image-count="0" meta:object-count="0" meta:page-count="4" meta:paragraph-count="106" meta:word-count="409" meta:character-count="2356" meta:non-whitespace-character-count="1969"/>
  </office:meta>
</office:document-meta>
</file>